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42BEFF4C81AE2648DF2.png" manifest:media-type="image/png"/>
  <manifest:file-entry manifest:full-path="Pictures/100002010000026000000302BDC30A042A30162B.png" manifest:media-type="image/png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5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fill="none" fo:min-height="1.88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6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913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stroke="none" draw:fill="none" fo:min-height="0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29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31cm, 3.905cm, 0cm, 4.025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-color="#ffffff"/>
      <style:paragraph-properties fo:text-align="center"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8pt" fo:background-color="#ffff00"/>
    </style:style>
    <style:style style:name="P14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5" style:family="paragraph">
      <style:paragraph-properties fo:text-align="center" style:writing-mode="lr-tb"/>
      <style:text-properties fo:font-size="18pt" fo:background-color="transparent"/>
    </style:style>
    <style:style style:name="P16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="solid"/>
      <style:paragraph-properties fo:text-align="en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75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887cm" svg:y="6.917cm">
          <text:p text:style-name="P1">Positio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599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174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55cm" svg:height="0.762cm" svg:x="21.174cm" svg:y="9.307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7cm" svg:y1="8.112cm" svg:x2="14.951cm" svg:y2="8.112cm">
          <text:p/>
        </draw:line>
        <draw:line draw:style-name="gr4" draw:text-style-name="P3" xml:id="id1" draw:id="id1" draw:layer="layout" svg:x1="19.85cm" svg:y1="8.112cm" svg:x2="21.193cm" svg:y2="8.112cm">
          <text:p/>
        </draw:line>
        <draw:line draw:style-name="gr4" draw:text-style-name="P3" draw:layer="layout" svg:x1="15.405cm" svg:y1="8.112cm" svg:x2="16.607cm" svg:y2="8.112cm">
          <text:p/>
        </draw:line>
        <draw:line draw:style-name="gr4" draw:text-style-name="P3" draw:layer="layout" svg:x1="24.43cm" svg:y1="8.1cm" svg:x2="26.781cm" svg:y2="8.1cm">
          <text:p/>
        </draw:line>
        <draw:connector draw:style-name="gr4" draw:text-style-name="P3" draw:layer="layout" draw:line-skew="1.656cm" svg:x1="20.521cm" svg:y1="8.112cm" svg:x2="15.302cm" svg:y2="8.494cm" draw:start-shape="id1" draw:start-glue-point="0" draw:end-shape="id2" draw:end-glue-point="8" svg:d="M20521 8112v2540h-5219v-2158" svg:viewBox="0 0 5220 2541">
          <text:p/>
        </draw:connector>
        <draw:connector draw:style-name="gr4" draw:text-style-name="P3" draw:layer="layout" draw:line-skew="1.479cm" svg:x1="22.801cm" svg:y1="10.069cm" svg:x2="7.571cm" svg:y2="8.493cm" draw:start-shape="id3" draw:start-glue-point="2" draw:end-shape="id4" draw:end-glue-point="8" svg:d="M22801 10069v1980h-15230v-3556" svg:viewBox="0 0 15231 3557">
          <text:p/>
        </draw:connector>
        <draw:frame draw:style-name="gr5" draw:text-style-name="P5" draw:layer="layout" svg:width="2.754cm" svg:height="1.199cm" svg:x="4.263cm" svg:y="6.869cm">
          <draw:text-box>
            <text:p text:style-name="P4"><text:span text:style-name="T1">Position</text:span></text:p>
            <text:p text:style-name="P4"><text:span text:style-name="T1">Command</text:span></text:p>
          </draw:text-box>
        </draw:frame>
        <draw:frame draw:style-name="gr5" draw:text-style-name="P5" draw:layer="layout" svg:width="2.469cm" svg:height="1.199cm" svg:x="12.14cm" svg:y="6.863cm">
          <draw:text-box>
            <text:p text:style-name="P4"><text:span text:style-name="T1">Current</text:span></text:p>
            <text:p text:style-name="P4"><text:span text:style-name="T1">Command</text:span></text:p>
          </draw:text-box>
        </draw:frame>
        <draw:frame draw:style-name="gr5" draw:text-style-name="P5" draw:layer="layout" svg:width="2.081cm" svg:height="1.199cm" svg:x="24.381cm" svg:y="6.841cm">
          <draw:text-box>
            <text:p text:style-name="P4"><text:span text:style-name="T1">Motor Position</text:span></text:p>
          </draw:text-box>
        </draw:frame>
        <draw:frame draw:style-name="gr6" draw:text-style-name="P5" draw:layer="layout" svg:width="4.292cm" svg:height="0.725cm" svg:x="15.896cm" svg:y="9.86cm">
          <draw:text-box>
            <text:p text:style-name="P4"><text:span text:style-name="T1">Current Feedback</text:span></text:p>
          </draw:text-box>
        </draw:frame>
        <draw:frame draw:style-name="gr6" draw:text-style-name="P5" draw:layer="layout" svg:width="4.035cm" svg:height="0.725cm" svg:x="13.573cm" svg:y="11.266cm">
          <draw:text-box>
            <text:p text:style-name="P4"><text:span text:style-name="T1">Position Feedback</text:span></text:p>
          </draw:text-box>
        </draw:frame>
        <draw:frame draw:style-name="gr7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8" draw:text-style-name="P2" xml:id="id4" draw:id="id4" draw:layer="layout" svg:width="0.762cm" svg:height="0.762cm" svg:x="7.19cm" svg:y="7.731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0.762cm" svg:height="0.762cm" svg:x="14.921cm" svg:y="7.732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9cm" svg:y1="8.112cm" svg:x2="7.196cm" svg:y2="8.112cm">
          <text:p/>
        </draw:line>
        <draw:line draw:style-name="gr4" draw:text-style-name="P3" draw:layer="layout" svg:x1="7.95cm" svg:y1="8.138cm" svg:x2="8.928cm" svg:y2="8.112cm">
          <text:p/>
        </draw:line>
        <draw:frame draw:style-name="gr6" draw:text-style-name="P5" draw:layer="layout" svg:width="0.837cm" svg:height="0.725cm" svg:x="6.0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6.781cm" svg:y="8.771cm">
          <draw:text-box>
            <text:p text:style-name="P4"><text:span text:style-name="T1">-</text:span></text:p>
          </draw:text-box>
        </draw:frame>
        <draw:frame draw:style-name="gr6" draw:text-style-name="P5" draw:layer="layout" svg:width="0.837cm" svg:height="0.725cm" svg:x="13.82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4.529cm" svg:y="8.771cm">
          <draw:text-box>
            <text:p text:style-name="P4"><text:span text:style-name="T1">-</text:span></text:p>
          </draw:text-box>
        </draw:frame>
        <draw:line draw:style-name="gr4" draw:text-style-name="P3" draw:layer="layout" svg:x1="7.599cm" svg:y1="5.445cm" svg:x2="7.599cm" svg:y2="7.731cm">
          <text:p/>
        </draw:line>
        <draw:frame draw:style-name="gr5" draw:text-style-name="P5" draw:layer="layout" svg:width="3.173cm" svg:height="1.199cm" svg:x="5.996cm" svg:y="4.244cm">
          <draw:text-box>
            <text:p text:style-name="P4"><text:span text:style-name="T1">Position</text:span></text:p>
            <text:p text:style-name="P4"><text:span text:style-name="T1">Feed-forward</text:span></text:p>
          </draw:text-box>
        </draw:frame>
        <draw:frame draw:style-name="gr6" draw:text-style-name="P5" draw:layer="layout" svg:width="0.837cm" svg:height="0.725cm" svg:x="6.881cm" svg:y="6.697cm">
          <draw:text-box>
            <text:p text:style-name="P4"><text:span text:style-name="T1">+</text:span></text:p>
          </draw:text-box>
        </draw:frame>
        <draw:custom-shape draw:style-name="gr9" draw:text-style-name="P2" xml:id="id5" draw:id="id5" draw:layer="layout" svg:width="1.143cm" svg:height="1.143cm" svg:x="10.652cm" svg:y="14.073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.143cm" svg:height="1.143cm" svg:x="10.652cm" svg:y="15.47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143cm" svg:height="1.143cm" svg:x="10.652cm" svg:y="16.873cm">
          <text:p text:style-name="P1">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5.871cm" svg:y="15.349cm">
          <draw:text-box>
            <text:p text:style-name="P4"><text:span text:style-name="T4">r(t)</text:span></text:p>
          </draw:text-box>
        </draw:frame>
        <draw:custom-shape draw:style-name="gr8" draw:text-style-name="P2" xml:id="id10" draw:id="id10" draw:layer="layout" svg:width="0.762cm" svg:height="0.762cm" svg:x="7.591cm" svg:y="15.658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3cm" svg:y1="16.039cm" svg:x2="7.604cm" svg:y2="16.039cm">
          <text:p/>
        </draw:line>
        <draw:line draw:style-name="gr4" draw:text-style-name="P3" draw:layer="layout" svg:x1="8.366cm" svg:y1="16.039cm" svg:x2="10.681cm" svg:y2="16.039cm">
          <text:p/>
        </draw:line>
        <draw:frame draw:style-name="gr6" draw:text-style-name="P5" draw:layer="layout" svg:width="0.837cm" svg:height="0.725cm" svg:x="6.581cm" svg:y="16.023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7.282cm" svg:y="16.624cm">
          <draw:text-box>
            <text:p text:style-name="P4"><text:span text:style-name="T1">-</text:span></text:p>
          </draw:text-box>
        </draw:frame>
        <draw:frame draw:style-name="gr10" draw:text-style-name="P7" draw:layer="layout" svg:width="1.273cm" svg:height="0.721cm" svg:x="8.39cm" svg:y="15.326cm">
          <draw:text-box>
            <text:p text:style-name="P4"><text:span text:style-name="T4">e(t)</text:span></text:p>
          </draw:text-box>
        </draw:frame>
        <draw:connector draw:style-name="gr11" draw:text-style-name="P3" draw:layer="layout" draw:line-skew="-0.514cm" svg:x1="10.652cm" svg:y1="14.644cm" svg:x2="10.652cm" svg:y2="17.444cm" draw:start-shape="id5" draw:start-glue-point="3" draw:end-shape="id6" draw:end-glue-point="3" svg:d="M10652 14644h-1016v2800h1016" svg:viewBox="0 0 1017 2801">
          <text:p/>
        </draw:connector>
        <draw:custom-shape draw:style-name="gr8" draw:text-style-name="P2" xml:id="id7" draw:id="id7" draw:layer="layout" svg:width="0.762cm" svg:height="0.762cm" svg:x="12.892cm" svg:y="15.659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795cm" svg:y1="14.644cm" svg:x2="13.273cm" svg:y2="15.659cm" draw:start-shape="id5" draw:start-glue-point="1" draw:end-shape="id7" draw:end-glue-point="4" svg:d="M11795 14644h1478v1015" svg:viewBox="0 0 1479 1016">
          <text:p/>
        </draw:connector>
        <draw:connector draw:style-name="gr4" draw:text-style-name="P3" draw:layer="layout" svg:x1="11.795cm" svg:y1="16.044cm" svg:x2="12.892cm" svg:y2="16.04cm" draw:start-shape="id8" draw:start-glue-point="1" draw:end-shape="id7" draw:end-glue-point="6" svg:d="M11795 16044h548v-4h549" svg:viewBox="0 0 1098 5">
          <text:p/>
        </draw:connector>
        <draw:connector draw:style-name="gr4" draw:text-style-name="P3" draw:layer="layout" svg:x1="11.795cm" svg:y1="17.444cm" svg:x2="13.273cm" svg:y2="16.421cm" draw:start-shape="id6" draw:start-glue-point="1" draw:end-shape="id7" draw:end-glue-point="8" svg:d="M11795 17444h1478v-1023" svg:viewBox="0 0 1479 1024">
          <text:p/>
        </draw:connector>
        <draw:frame draw:style-name="gr6" draw:text-style-name="P5" draw:layer="layout" svg:width="0.837cm" svg:height="0.725cm" svg:x="12.282cm" svg:y="15.924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6.225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5.125cm">
          <draw:text-box>
            <text:p text:style-name="P4"><text:span text:style-name="T1">+</text:span></text:p>
          </draw:text-box>
        </draw:frame>
        <draw:custom-shape draw:style-name="gr12" draw:text-style-name="P2" draw:layer="layout" svg:width="2.413cm" svg:height="1.143cm" svg:x="15.732cm" svg:y="15.473cm">
          <text:p text:style-name="P1">Plant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14cm" svg:height="0.725cm" svg:x="13.971cm" svg:y="15.355cm">
          <draw:text-box>
            <text:p text:style-name="P4"><text:span text:style-name="T4">u(t)</text:span></text:p>
          </draw:text-box>
        </draw:frame>
        <draw:line draw:style-name="gr4" draw:text-style-name="P3" draw:layer="layout" svg:x1="13.63cm" svg:y1="16.045cm" svg:x2="15.704cm" svg:y2="16.045cm">
          <text:p/>
        </draw:line>
        <draw:frame draw:style-name="gr6" draw:text-style-name="P7" draw:layer="layout" svg:width="1.114cm" svg:height="0.725cm" svg:x="18.771cm" svg:y="15.361cm">
          <draw:text-box>
            <text:p text:style-name="P4"><text:span text:style-name="T4">y(t)</text:span></text:p>
          </draw:text-box>
        </draw:frame>
        <draw:line draw:style-name="gr4" draw:text-style-name="P3" xml:id="id9" draw:id="id9" draw:layer="layout" svg:x1="18.145cm" svg:y1="16.078cm" svg:x2="20.704cm" svg:y2="16.051cm">
          <text:p/>
        </draw:line>
        <draw:connector draw:style-name="gr4" draw:text-style-name="P3" draw:layer="layout" draw:line-skew="1.696cm" svg:x1="19.424cm" svg:y1="16.078cm" svg:x2="7.972cm" svg:y2="16.42cm" draw:start-shape="id9" draw:start-glue-point="2" draw:end-shape="id10" draw:end-glue-point="8" svg:d="M19424 16078v2540h-11452v-2198" svg:viewBox="0 0 11453 2541">
          <text:p/>
        </draw:connector>
      </draw:page>
      <draw:page draw:name="page2" draw:style-name="dp1" draw:master-page-name="Default">
        <draw:custom-shape draw:style-name="gr13" draw:text-style-name="P8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1" draw:id="id11" draw:layer="layout" svg:width="8.118cm" svg:height="7.082cm" svg:x="10.398cm" svg:y="8.142cm">
          <text:p text:style-name="P9"><text:span text:style-name="T5">P</text:span><text:span text:style-name="T5">C</text:span><text:span text:style-name="T5">B</text:span></text:p>
          <text:list text:style-name="L1">
            <text:list-item>
              <text:p text:style-name="P10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(</text:span><text:span text:style-name="T1">P</text:span><text:span text:style-name="T1">I</text:span><text:span text:style-name="T1">C</text:span><text:span text:style-name="T1">3</text:span><text:span text:style-name="T1">2</text:span><text:span text:style-name="T1">M</text:span><text:span text:style-name="T1">X</text:span><text:span text:style-name="T1">1</text:span><text:span text:style-name="T1">7</text:span><text:span text:style-name="T1">0</text:span><text:span text:style-name="T1">F</text:span><text:span text:style-name="T1">2</text:span><text:span text:style-name="T1">5</text:span><text:span text:style-name="T1">6</text:span><text:span text:style-name="T1">B</text:span><text:span text:style-name="T1">)</text:span></text:p>
            </text:list-item>
            <text:list-item>
              <text:p text:style-name="P10"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R</text:span><text:span text:style-name="T6">e</text:span><text:span text:style-name="T6">g</text:span><text:span text:style-name="T6">u</text:span><text:span text:style-name="T6">l</text:span><text:span text:style-name="T6">a</text:span><text:span text:style-name="T6">t</text:span><text:span text:style-name="T6">o</text:span><text:span text:style-name="T6">r</text:span></text:p>
            </text:list-item>
            <text:list-item>
              <text:p text:style-name="P10"><text:span text:style-name="T6">M</text:span><text:span text:style-name="T6">o</text:span><text:span text:style-name="T6">t</text:span><text:span text:style-name="T6">o</text:span><text:span text:style-name="T6">r</text:span><text:span text:style-name="T6"> </text:span><text:span text:style-name="T6">D</text:span><text:span text:style-name="T6">r</text:span><text:span text:style-name="T6">i</text:span><text:span text:style-name="T6">v</text:span><text:span text:style-name="T6">e</text:span><text:span text:style-name="T6">r</text:span><text:span text:style-name="T6"> </text:span><text:span text:style-name="T6">(</text:span><text:span text:style-name="T6">O</text:span><text:span text:style-name="T6">d</text:span><text:span text:style-name="T6">r</text:span><text:span text:style-name="T6">i</text:span><text:span text:style-name="T6">v</text:span><text:span text:style-name="T6">e</text:span><text:span text:style-name="T6"> </text:span><text:span text:style-name="T6">2</text:span><text:span text:style-name="T6">4</text:span><text:span text:style-name="T6">V</text:span><text:span text:style-name="T6">)</text:span></text:p>
            </text:list-item>
            <text:list-item>
              <text:p text:style-name="P10"><text:span text:style-name="T6">I</text:span><text:span text:style-name="T6">M</text:span><text:span text:style-name="T6">U</text:span><text:span text:style-name="T6"> </text:span><text:span text:style-name="T6">(</text:span><text:span text:style-name="T6">L</text:span><text:span text:style-name="T6">S</text:span><text:span text:style-name="T6">M</text:span><text:span text:style-name="T6">6</text:span><text:span text:style-name="T6">D</text:span><text:span text:style-name="T6">S</text:span><text:span text:style-name="T6">3</text:span><text:span text:style-name="T6">3</text:span><text:span text:style-name="T6">)</text:span></text:p>
            </text:list-item>
            <text:list-item>
              <text:p text:style-name="P11"><text:span text:style-name="T1">8</text:span><text:span text:style-name="T1">M</text:span><text:span text:style-name="T1">H</text:span><text:span text:style-name="T1">z</text:span><text:span text:style-name="T1"> </text:span><text:span text:style-name="T1">R</text:span><text:span text:style-name="T1">e</text:span><text:span text:style-name="T1">s</text:span><text:span text:style-name="T1">o</text:span><text:span text:style-name="T1">n</text:span><text:span text:style-name="T1">a</text:span><text:span text:style-name="T1">t</text:span><text:span text:style-name="T1">o</text:span><text:span text:style-name="T1">r</text:span><text:span text:style-name="T1"> </text:span><text:span text:style-name="T1">\</text:span><text:span text:style-name="T1"> </text:span><text:span text:style-name="T1">U</text:span><text:span text:style-name="T1">A</text:span><text:span text:style-name="T1">R</text:span><text:span text:style-name="T1">T</text:span><text:span text:style-name="T1"> </text:span><text:span text:style-name="T1">(</text:span><text:span text:style-name="T1">C</text:span><text:span text:style-name="T1">P</text:span><text:span text:style-name="T1">2</text:span><text:span text:style-name="T1">1</text:span><text:span text:style-name="T1">0</text:span><text:span text:style-name="T1">4</text:span><text:span text:style-name="T1">)</text:span></text:p>
            </text:list-item>
            <text:list-item>
              <text:p text:style-name="P11"><text:span text:style-name="T1">S</text:span><text:span text:style-name="T1">N</text:span><text:span text:style-name="T1">A</text:span><text:span text:style-name="T1">P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6">U</text:span><text:span text:style-name="T6">S</text:span><text:span text:style-name="T6">B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o</text:span><text:span text:style-name="T6">r</text:span></text:p>
            </text:list-item>
            <text:list-item>
              <text:p text:style-name="P11"><text:span text:style-name="T1">M</text:span><text:span text:style-name="T1">o</text:span><text:span text:style-name="T1">t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y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11"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s</text:span><text:span text:style-name="T1"> </text:span><text:span text:style-name="T1">(</text:span><text:span text:style-name="T1">R</text:span><text:span text:style-name="T1">E</text:span><text:span text:style-name="T1">S</text:span><text:span text:style-name="T1">E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)</text:span></text:p>
            </text:list-item>
            <text:list-item>
              <text:p text:style-name="P10"><text:span text:style-name="T1">L</text:span><text:span text:style-name="T1">E</text:span><text:span text:style-name="T1">D</text:span><text:span text:style-name="T1">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318cm" svg:height="2.196cm" svg:x="6.923cm" svg:y="16.544cm">
          <text:p text:style-name="P9"><text:span text:style-name="T5">M</text:span><text:span text:style-name="T5">ot</text:span><text:span text:style-name="T5">or</text:span></text:p>
          <text:p text:style-name="P9"><text:span text:style-name="T5"/></text:p>
          <text:p text:style-name="P9"><text:span text:style-name="T1">T-</text:span><text:span text:style-name="T1">Mo</text:span><text:span text:style-name="T1">tor, </text:span><text:span text:style-name="T1">R6</text:span><text:span text:style-name="T1">0 </text:span><text:span text:style-name="T1">KV</text:span><text:span text:style-name="T1">1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3" draw:id="id13" draw:layer="layout" svg:width="4.399cm" svg:height="2.196cm" svg:x="17.81cm" svg:y="16.544cm">
          <text:p text:style-name="P9"><text:span text:style-name="T5">Chargeable</text:span></text:p>
          <text:p text:style-name="P9"><text:span text:style-name="T5">Battery</text:span></text:p>
          <text:p text:style-name="P9"><text:span text:style-name="T1">SA000192/</text:span><text:span text:style-name="T1">SA000235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18cm" svg:height="1.253cm" svg:x="10.403cm" svg:y="5.129cm">
          <text:p text:style-name="P13"><text:span text:style-name="T7">Riley’s PCB - </text:span><text:span text:style-name="T7">?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6.382cm" svg:x2="14.462cm" svg:y2="8.154cm">
          <text:p/>
        </draw:line>
        <draw:connector draw:style-name="gr18" draw:text-style-name="P4" draw:layer="layout" svg:x1="10.398cm" svg:y1="11.683cm" svg:x2="9.082cm" svg:y2="16.544cm" draw:start-shape="id11" draw:start-glue-point="3" draw:end-shape="id12" draw:end-glue-point="0" svg:d="M10398 11683h-1316v4861" svg:viewBox="0 0 1317 4862">
          <text:p/>
        </draw:connector>
        <draw:connector draw:style-name="gr18" draw:text-style-name="P4" draw:layer="layout" svg:x1="18.516cm" svg:y1="11.683cm" svg:x2="20.009cm" svg:y2="16.544cm" draw:start-shape="id11" draw:start-glue-point="1" draw:end-shape="id13" draw:end-glue-point="0" svg:d="M18516 11683h1493v4861" svg:viewBox="0 0 1494 4862">
          <text:p/>
        </draw:connector>
        <draw:frame draw:style-name="gr19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0" draw:text-style-name="P16" draw:layer="layout" svg:width="4.064cm" svg:height="2.202cm" svg:x="12.457cm" svg:y="16.538cm">
          <text:p text:style-name="P15"><text:span text:style-name="T8">Encoder</text:span></text:p>
          <text:p text:style-name="P15"><text:span text:style-name="T8"/></text:p>
          <text:p text:style-name="P15"><text:span text:style-name="T6">AS5048A</text:span></text:p>
          <draw:enhanced-geometry svg:viewBox="0 0 21600 21600" draw:type="rectangle" draw:enhanced-path="M 0 0 L 21600 0 21600 21600 0 21600 0 0 Z N"/>
        </draw:custom-shape>
        <draw:line draw:style-name="gr21" draw:text-style-name="P17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7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2" draw:text-style-name="P2" xml:id="id16" draw:id="id16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3" draw:text-style-name="P2" xml:id="id14" draw:id="id14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8" draw:text-style-name="P18" xml:id="id20" draw:id="id20" draw:layer="layout" svg:x1="11.16cm" svg:y1="16.605cm" svg:x2="15.732cm" svg:y2="16.605cm" draw:start-shape="id14" draw:start-glue-point="1" draw:end-shape="id15" draw:end-glue-point="3" svg:d="M11160 16605h4572" svg:viewBox="0 0 4573 1">
          <text:p/>
        </draw:connector>
        <draw:connector draw:style-name="gr18" draw:text-style-name="P18" draw:layer="layout" draw:line-skew="-0.388cm" svg:x1="9.572cm" svg:y1="15.335cm" svg:x2="18.67cm" svg:y2="6.31cm" draw:start-shape="id14" draw:start-glue-point="0" draw:end-shape="id16" draw:end-glue-point="0" svg:d="M9572 15335v-9914h9098v889" svg:viewBox="0 0 9099 9915">
          <text:p/>
        </draw:connector>
        <draw:connector draw:style-name="gr18" draw:text-style-name="P18" draw:layer="layout" svg:x1="18.907cm" svg:y1="16.605cm" svg:x2="22.826cm" svg:y2="14.643cm" draw:start-shape="id15" draw:start-glue-point="1" draw:end-shape="id17" draw:end-glue-point="2" svg:d="M18907 16605h3919v-1962" svg:viewBox="0 0 3920 1963">
          <text:p/>
        </draw:connector>
        <draw:connector draw:style-name="gr18" draw:text-style-name="P18" draw:layer="layout" svg:x1="22.826cm" svg:y1="12.103cm" svg:x2="20.258cm" svg:y2="8.977cm" draw:start-shape="id17" draw:start-glue-point="0" draw:end-shape="id16" draw:end-glue-point="1" svg:d="M22826 12103v-3126h-2568" svg:viewBox="0 0 2569 3127">
          <text:p/>
        </draw:connector>
        <draw:connector draw:style-name="gr18" draw:text-style-name="P18" draw:layer="layout" svg:x1="7.985cm" svg:y1="16.605cm" svg:x2="5.429cm" svg:y2="14.081cm" draw:start-shape="id14" draw:start-glue-point="3" draw:end-shape="id18" draw:end-glue-point="2" svg:d="M7985 16605h-2556v-2524" svg:viewBox="0 0 2557 2525">
          <text:p/>
        </draw:connector>
        <draw:frame draw:style-name="gr24" draw:text-style-name="P19" xml:id="id18" draw:id="id18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1" draw:text-style-name="P3" draw:layer="layout" draw:type="line" svg:x1="15.023cm" svg:y1="8.977cm" svg:x2="17.083cm" svg:y2="8.977cm" draw:start-shape="id19" draw:start-glue-point="1" draw:end-shape="id16" draw:end-glue-point="3" svg:d="M15023 8977h2060" svg:viewBox="0 0 2061 1">
          <text:p/>
        </draw:connector>
        <draw:connector draw:style-name="gr21" draw:text-style-name="P3" draw:layer="layout" draw:type="line" svg:x1="13.435cm" svg:y1="10.247cm" svg:x2="13.446cm" svg:y2="16.605cm" draw:start-shape="id19" draw:start-glue-point="2" draw:end-shape="id20" draw:end-glue-point="0" svg:d="M13435 10247l11 6358" svg:viewBox="0 0 12 6359">
          <text:p/>
        </draw:connector>
      </draw:page>
      <draw:page draw:name="page4" draw:style-name="dp1" draw:master-page-name="Default">
        <draw:frame draw:style-name="gr25" draw:text-style-name="P20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9.128cm" svg:y="1.765cm">
          <draw:text-box>
            <text:p text:style-name="P4"><text:span text:style-name="T2">Circuit Board Schematic</text:span></text:p>
          </draw:text-box>
        </draw:frame>
      </draw:page>
      <draw:page draw:name="page5" draw:style-name="dp1" draw:master-page-name="Default">
        <draw:frame draw:style-name="gr7" draw:text-style-name="P6" draw:layer="layout" svg:width="10.541cm" svg:height="2.139cm" svg:x="9.128cm" svg:y="1.765cm">
          <draw:text-box>
            <text:p text:style-name="P4"><text:span text:style-name="T2">Mechanical Design</text:span></text:p>
          </draw:text-box>
        </draw:frame>
        <draw:frame draw:style-name="gr25" draw:text-style-name="P20" draw:layer="layout" svg:width="12.033cm" svg:height="15.24cm" svg:x="8.017cm" svg:y="4.81cm">
          <draw:image xlink:href="Pictures/100002010000026000000302BDC30A042A30162B.png" xlink:type="simple" xlink:show="embed" xlink:actuate="onLoad" loext:mime-type="image/png">
            <text:p/>
          </draw:image>
        </draw:frame>
        <draw:custom-shape draw:style-name="gr26" draw:text-style-name="P2" draw:layer="layout" svg:width="2.794cm" svg:height="1.397cm" svg:x="20.631cm" svg:y="9.91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5.264cm" svg:y="9.001cm">
          <text:p text:style-name="P1">Encoder</text:p>
          <text:p text:style-name="P1">PC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31cm" svg:y1="9.99cm" svg:x2="11.822cm" svg:y2="12.657cm">
          <text:p/>
        </draw:line>
        <draw:custom-shape draw:style-name="gr26" draw:text-style-name="P2" draw:layer="layout" svg:width="2.794cm" svg:height="1.397cm" svg:x="20.632cm" svg:y="9.924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5.245cm" svg:y="4.113cm">
          <text:p text:style-name="P1">Main PCB</text:p>
          <text:p text:style-name="P1">(Future work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93cm" svg:y1="4.683cm" svg:x2="11.822cm" svg:y2="6.856cm">
          <text:p/>
        </draw:line>
        <draw:line draw:style-name="gr4" draw:text-style-name="P3" draw:layer="layout" svg:x1="20.94cm" svg:y1="10.66cm" svg:x2="14.59cm" svg:y2="12.565cm">
          <text:p/>
        </draw:line>
        <draw:custom-shape draw:style-name="gr26" draw:text-style-name="P2" draw:layer="layout" svg:width="2.794cm" svg:height="1.397cm" svg:x="21.333cm" svg:y="15.731cm">
          <text:p text:style-name="P1">Lower arm</text:p>
          <text:p text:style-name="P1">connec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941cm" svg:y1="16.467cm" svg:x2="18.907cm" svg:y2="17.129cm">
          <text:p/>
        </draw:line>
      </draw:page>
      <draw:page draw:name="page6" draw:style-name="dp1" draw:master-page-name="Default">
        <draw:frame draw:style-name="gr27" draw:text-style-name="P20" draw:layer="layout" svg:width="4.698cm" svg:height="9.525cm" svg:x="12.176cm" svg:y="8.493cm">
          <draw:image xlink:href="Pictures/10000201000002580000042BEFF4C81AE2648DF2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8.954cm" svg:y="1.766cm">
          <draw:text-box>
            <text:p text:style-name="P4"><text:span text:style-name="T2">Device Components</text:span></text:p>
          </draw:text-box>
        </draw:frame>
        <draw:custom-shape draw:style-name="gr26" draw:text-style-name="P2" draw:layer="layout" svg:width="2.794cm" svg:height="1.397cm" svg:x="8.62cm" svg:y="9.763cm">
          <text:p text:style-name="P1">Encoder</text:p>
          <text:p text:style-name="P1">PC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906cm" svg:y1="10.805cm" svg:x2="14.061cm" svg:y2="12.811cm">
          <text:p/>
        </draw:line>
        <draw:custom-shape draw:style-name="gr26" draw:text-style-name="P2" draw:layer="layout" svg:width="2.794cm" svg:height="1.397cm" svg:x="18.018cm" svg:y="11.03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794cm" svg:height="1.397cm" svg:x="8.747cm" svg:y="7.858cm">
          <text:p text:style-name="P1">Driv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6cm" svg:y1="8.86cm" svg:x2="14.489cm" svg:y2="11.033cm">
          <text:p/>
        </draw:line>
        <draw:line draw:style-name="gr4" draw:text-style-name="P3" draw:layer="layout" svg:x1="18.399cm" svg:y1="11.922cm" svg:x2="15.051cm" svg:y2="12.947cm">
          <text:p/>
        </draw:line>
        <draw:custom-shape draw:style-name="gr26" draw:text-style-name="P2" draw:layer="layout" svg:width="2.794cm" svg:height="1.397cm" svg:x="18.653cm" svg:y="13.954cm">
          <text:p text:style-name="P1">Prosthesis</text:p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4cm" svg:y1="14.728cm" svg:x2="15.052cm" svg:y2="15.7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2-03-13T15:58:43.970971673</dc:date>
    <meta:editing-duration>PT22H2M</meta:editing-duration>
    <meta:editing-cycles>55</meta:editing-cycles>
    <meta:generator>LibreOffice/6.4.7.2$Linux_X86_64 LibreOffice_project/40$Build-2</meta:generator>
    <meta:document-statistic meta:object-count="100"/>
  </office:meta>
</office:document-meta>
</file>